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TeXGyreHeros" svg:font-family="TeXGyreHeros" style:font-pitch="variable"/>
    <style:font-face style:name="TeXGyreHerosCondensed" svg:font-family="TeXGyreHerosCondense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68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TeXGyreHerosCondensed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font-name="TeXGyreHerosCondensed"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style:font-name="TeXGyreHerosCondensed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TeXGyreHerosCondense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6" table:default-cell-style-name="Default"/>
        <table:table-column table:style-name="co2" table:number-columns-repeated="1016" table:default-cell-style-name="Default"/>
        <table:table-header-rows>
          <table:table-row table:style-name="ro1">
            <table:table-cell table:style-name="ce1"/>
            <table:table-cell table:style-name="ce4" office:value-type="string">
              <text:p>Wikipedia</text:p>
            </table:table-cell>
            <table:table-cell table:style-name="ce4" office:value-type="string">
              <text:p>RKF</text:p>
            </table:table-cell>
            <table:table-cell table:style-name="ce4" office:value-type="string">
              <text:p>RK4</text:p>
            </table:table-cell>
            <table:table-cell table:style-name="ce4" office:value-type="string">
              <text:p>Gauss</text:p>
            </table:table-cell>
            <table:table-cell table:style-name="ce4" office:value-type="string">
              <text:p>Heun</text:p>
            </table:table-cell>
            <table:table-cell table:style-name="ce4" office:value-type="string">
              <text:p>Euler</text:p>
            </table:table-cell>
            <table:table-cell table:style-name="ce9"/>
            <table:table-cell table:style-name="ce4" table:number-columns-repeated="1016"/>
          </table:table-row>
        </table:table-header-rows>
        <table:table-row table:style-name="ro2">
          <table:table-cell table:style-name="ce1" office:value-type="string">
            <text:p>Time step (days)</text:p>
          </table:table-cell>
          <table:table-cell table:style-name="Default"/>
          <table:table-cell table:number-columns-repeated="2" table:style-name="ce5" office:value-type="float" office:value="0.01">
            <text:p>0.01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001">
            <text:p>0.0001</text:p>
          </table:table-cell>
          <table:table-cell table:style-name="ce9"/>
          <table:table-cell table:style-name="ce4" table:number-columns-repeated="1016"/>
        </table:table-row>
        <table:table-row table:style-name="ro1">
          <table:table-cell table:style-name="ce1" office:value-type="string">
            <text:p>Runtime (secs)</text:p>
          </table:table-cell>
          <table:table-cell table:style-name="Default"/>
          <table:table-cell table:style-name="ce5" office:value-type="float" office:value="10.8">
            <text:p>10.8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07.8">
            <text:p>107.8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90.6">
            <text:p>290.6</text:p>
          </table:table-cell>
          <table:table-cell table:style-name="ce9"/>
          <table:table-cell table:style-name="ce4" table:number-columns-repeated="1016"/>
        </table:table-row>
        <table:table-row table:style-name="ro2">
          <table:table-cell table:style-name="ce2"/>
          <table:table-cell table:style-name="ce5" table:number-columns-repeated="6"/>
          <table:table-cell table:style-name="ce9"/>
          <table:table-cell table:style-name="ce4" table:number-columns-repeated="1016"/>
        </table:table-row>
        <table:table-row table:style-name="ro2">
          <table:table-cell/>
          <table:table-cell table:style-name="ce6" office:value-type="string">
            <text:p>2008-02-07</text:p>
          </table:table-cell>
          <table:table-cell table:number-columns-repeated="5" table:style-name="ce8" office:value-type="string">
            <text:p>2008-02-07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08-08-01</text:p>
          </table:table-cell>
          <table:table-cell table:number-columns-repeated="5" table:style-name="ce8" office:value-type="string">
            <text:p>2008-08-0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09-01-26</text:p>
          </table:table-cell>
          <table:table-cell table:number-columns-repeated="4" table:style-name="ce8" office:value-type="string">
            <text:p>2009-01-26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09-01-27</text:p>
          </table:table-cell>
          <table:table-cell/>
          <table:table-cell table:style-name="ce8" office:value-type="string">
            <text:p>2009-01-2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09-07-21</text:p>
          </table:table-cell>
          <table:table-cell/>
          <table:table-cell table:style-name="ce8" office:value-type="string">
            <text:p>2009-07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09-07-22</text:p>
          </table:table-cell>
          <table:table-cell table:number-columns-repeated="2" table:style-name="ce8" office:value-type="string">
            <text:p>2009-07-22</text:p>
          </table:table-cell>
          <table:table-cell/>
          <table:table-cell table:style-name="ce8" office:value-type="string">
            <text:p>2009-07-2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09-07-23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09-07-2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0-01-15</text:p>
          </table:table-cell>
          <table:table-cell table:number-columns-repeated="2" table:style-name="ce8" office:value-type="string">
            <text:p>2010-01-15</text:p>
          </table:table-cell>
          <table:table-cell/>
          <table:table-cell table:style-name="ce8" office:value-type="string">
            <text:p>2010-01-1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0-01-1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0-01-19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10-01-2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0-07-11</text:p>
          </table:table-cell>
          <table:table-cell table:number-columns-repeated="2" table:style-name="ce8" office:value-type="string">
            <text:p>2010-07-11</text:p>
          </table:table-cell>
          <table:table-cell/>
          <table:table-cell table:style-name="ce8" office:value-type="string">
            <text:p>2010-07-1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0-07-15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0-12-1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1-01-04</text:p>
          </table:table-cell>
          <table:table-cell table:number-columns-repeated="2" table:style-name="ce8" office:value-type="string">
            <text:p>2011-01-04</text:p>
          </table:table-cell>
          <table:table-cell/>
          <table:table-cell table:style-name="ce8" office:value-type="string">
            <text:p>2011-01-0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1-06-01</text:p>
          </table:table-cell>
          <table:table-cell table:number-columns-repeated="2" table:style-name="ce8" office:value-type="string">
            <text:p>2011-06-01</text:p>
          </table:table-cell>
          <table:table-cell/>
          <table:table-cell table:style-name="ce8" office:value-type="string">
            <text:p>2011-06-0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1-06-08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1-06-1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1-07-0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1-11-24</text:p>
          </table:table-cell>
          <table:table-cell/>
          <table:table-cell table:style-name="ce8" office:value-type="string">
            <text:p>2011-11-2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1-11-25</text:p>
          </table:table-cell>
          <table:table-cell table:number-columns-repeated="2" table:style-name="ce8" office:value-type="string">
            <text:p>2011-11-25</text:p>
          </table:table-cell>
          <table:table-cell/>
          <table:table-cell table:style-name="ce8" office:value-type="string">
            <text:p>2011-11-2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1-12-03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1-12-12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12-05-1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2-05-20</text:p>
          </table:table-cell>
          <table:table-cell table:number-columns-repeated="2" table:style-name="ce8" office:value-type="string">
            <text:p>2012-05-20</text:p>
          </table:table-cell>
          <table:table-cell/>
          <table:table-cell table:style-name="ce8" office:value-type="string">
            <text:p>2012-05-2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2-05-31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2-11-1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2-11-13</text:p>
          </table:table-cell>
          <table:table-cell table:number-columns-repeated="2" table:style-name="ce8" office:value-type="string">
            <text:p>2012-11-13</text:p>
          </table:table-cell>
          <table:table-cell/>
          <table:table-cell table:style-name="ce8" office:value-type="string">
            <text:p>2012-11-13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2-11-27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13-04-2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13-04-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3-05-09</text:p>
          </table:table-cell>
          <table:table-cell/>
          <table:table-cell table:style-name="ce8" office:value-type="string">
            <text:p>2013-05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3-05-1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13-05-1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13-10-2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13-11-03</text:p>
          </table:table-cell>
          <table:table-cell table:number-columns-repeated="2" table:style-name="ce8" office:value-type="string">
            <text:p>2013-11-03</text:p>
          </table:table-cell>
          <table:table-cell/>
          <table:table-cell table:style-name="ce8" office:value-type="string">
            <text:p>2013-11-03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8" office:value-type="string">
            <text:p>2014-04-13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14-04-14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14-04-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4-04-28</text:p>
          </table:table-cell>
          <table:table-cell/>
          <table:table-cell table:style-name="ce8" office:value-type="string">
            <text:p>2014-04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4-04-29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14-10-1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14-10-1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14-10-2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14-10-23</text:p>
          </table:table-cell>
          <table:table-cell table:number-columns-repeated="2" table:style-name="ce8" office:value-type="string">
            <text:p>2014-10-23</text:p>
          </table:table-cell>
          <table:table-cell/>
          <table:table-cell table:style-name="ce8" office:value-type="string">
            <text:p>2014-10-23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8" office:value-type="string">
            <text:p>2015-03-1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4" table:style-name="ce8" office:value-type="string">
            <text:p>2015-03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5-03-2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5-09-12</text:p>
          </table:table-cell>
          <table:table-cell/>
          <table:table-cell table:style-name="ce8" office:value-type="string">
            <text:p>2015-09-1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5-09-1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15-09-16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5-09-1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6-03-08</text:p>
          </table:table-cell>
          <table:table-cell/>
          <table:table-cell table:style-name="ce8" office:value-type="string">
            <text:p>2016-03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6-03-09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16-03-16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6-08-2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16-08-2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6-08-31</text:p>
          </table:table-cell>
          <table:table-cell/>
          <table:table-cell table:style-name="ce8" office:value-type="string">
            <text:p>2016-08-3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6-09-0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17-02-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7-02-25</text:p>
          </table:table-cell>
          <table:table-cell/>
          <table:table-cell table:style-name="ce8" office:value-type="string">
            <text:p>2017-02-2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7-02-26</text:p>
          </table:table-cell>
          <table:table-cell table:style-name="ce8" office:value-type="string">
            <text:p>2017-02-26</text:p>
          </table:table-cell>
          <table:table-cell table:number-columns-repeated="2"/>
          <table:table-cell table:style-name="ce8" office:value-type="string">
            <text:p>2017-02-26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8" office:value-type="string">
            <text:p>2017-08-04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17-08-1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17-08-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7-08-20</text:p>
          </table:table-cell>
          <table:table-cell/>
          <table:table-cell table:style-name="ce8" office:value-type="string">
            <text:p>2017-08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7-08-21</text:p>
          </table:table-cell>
          <table:table-cell table:number-columns-repeated="2" table:style-name="ce8" office:value-type="string">
            <text:p>2017-08-21</text:p>
          </table:table-cell>
          <table:table-cell/>
          <table:table-cell table:style-name="ce8" office:value-type="string">
            <text:p>2017-08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8-02-15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18-07-1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18-07-15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8-07-1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18-08-1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9-01-05</text:p>
          </table:table-cell>
          <table:table-cell/>
          <table:table-cell table:style-name="ce8" office:value-type="string">
            <text:p>2019-01-0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9-01-0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19-01-14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19-01-2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19-06-2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9-07-01</text:p>
          </table:table-cell>
          <table:table-cell/>
          <table:table-cell table:style-name="ce8" office:value-type="string">
            <text:p>2019-07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9-07-02</text:p>
          </table:table-cell>
          <table:table-cell table:style-name="ce8" office:value-type="string">
            <text:p>2019-07-02</text:p>
          </table:table-cell>
          <table:table-cell table:number-columns-repeated="2"/>
          <table:table-cell table:style-name="ce8" office:value-type="string">
            <text:p>2019-07-0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19-07-17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19-12-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19-12-25</text:p>
          </table:table-cell>
          <table:table-cell/>
          <table:table-cell table:style-name="ce8" office:value-type="string">
            <text:p>2019-12-2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19-12-2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0-06-1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20-06-1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0-06-20</text:p>
          </table:table-cell>
          <table:table-cell/>
          <table:table-cell table:style-name="ce8" office:value-type="string">
            <text:p>2020-06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0-06-2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0-12-13</text:p>
          </table:table-cell>
          <table:table-cell/>
          <table:table-cell table:style-name="ce8" office:value-type="string">
            <text:p>2020-12-1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0-12-1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1-05-21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21-05-2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1-06-09</text:p>
          </table:table-cell>
          <table:table-cell/>
          <table:table-cell table:style-name="ce8" office:value-type="string">
            <text:p>2021-06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1-06-1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1-11-0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21-11-2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1-12-03</text:p>
          </table:table-cell>
          <table:table-cell/>
          <table:table-cell table:style-name="ce8" office:value-type="string">
            <text:p>2021-12-0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1-12-0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2-04-2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2-04-29</text:p>
          </table:table-cell>
          <table:table-cell/>
          <table:table-cell table:style-name="ce8" office:value-type="string">
            <text:p>2022-04-2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2-04-3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2-10-2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2-10-24</text:p>
          </table:table-cell>
          <table:table-cell/>
          <table:table-cell table:style-name="ce8" office:value-type="string">
            <text:p>2022-10-2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2-10-25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2-10-2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23-04-0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3-04-18</text:p>
          </table:table-cell>
          <table:table-cell/>
          <table:table-cell table:style-name="ce8" office:value-type="string">
            <text:p>2023-04-1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3-04-19</text:p>
          </table:table-cell>
          <table:table-cell/>
          <table:table-cell table:style-name="ce8" office:value-type="string">
            <text:p>2023-04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3-04-20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3-10-0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3-10-13</text:p>
          </table:table-cell>
          <table:table-cell/>
          <table:table-cell table:number-columns-repeated="2" table:style-name="ce8" office:value-type="string">
            <text:p>2023-10-1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23-10-1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4-03-24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24-04-0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4-04-07</text:p>
          </table:table-cell>
          <table:table-cell/>
          <table:table-cell table:style-name="ce8" office:value-type="string">
            <text:p>2024-04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4-04-08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4-09-0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4-10-01</text:p>
          </table:table-cell>
          <table:table-cell/>
          <table:table-cell table:style-name="ce8" office:value-type="string">
            <text:p>2024-10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4-10-0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5-03-1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25-03-29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5-08-2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25-09-2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6-02-0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6-02-16</text:p>
          </table:table-cell>
          <table:table-cell/>
          <table:table-cell table:style-name="ce8" office:value-type="string">
            <text:p>2026-02-1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6-02-1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6-02-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6-08-11</text:p>
          </table:table-cell>
          <table:table-cell/>
          <table:table-cell table:style-name="ce8" office:value-type="string">
            <text:p>2026-08-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6-08-1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7-01-2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7-02-05</text:p>
          </table:table-cell>
          <table:table-cell/>
          <table:table-cell table:style-name="ce8" office:value-type="string">
            <text:p>2027-02-0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7-02-0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7-07-1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7-07-31</text:p>
          </table:table-cell>
          <table:table-cell/>
          <table:table-cell table:style-name="ce8" office:value-type="string">
            <text:p>2027-07-3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27-08-01</text:p>
          </table:table-cell>
          <table:table-cell table:number-columns-repeated="2"/>
          <table:table-cell table:style-name="ce8" office:value-type="string">
            <text:p>2027-08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7-08-0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7-08-04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27-12-3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27-12-3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28-01-0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8-01-25</text:p>
          </table:table-cell>
          <table:table-cell/>
          <table:table-cell table:style-name="ce8" office:value-type="string">
            <text:p>2028-01-2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8-01-2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28-06-1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8-07-20</text:p>
          </table:table-cell>
          <table:table-cell/>
          <table:table-cell table:style-name="ce8" office:value-type="string">
            <text:p>2028-07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8-07-2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8-12-1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29-01-14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9-06-10</text:p>
          </table:table-cell>
          <table:table-cell/>
          <table:table-cell table:style-name="ce8" office:value-type="string">
            <text:p>2029-06-1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9-06-1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29-07-1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29-11-29</text:p>
          </table:table-cell>
          <table:table-cell/>
          <table:table-cell table:style-name="ce8" office:value-type="string">
            <text:p>2029-11-2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9-12-03</text:p>
          </table:table-cell>
          <table:table-cell/>
          <table:table-cell table:style-name="ce8" office:value-type="string">
            <text:p>2029-12-0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29-12-04</text:p>
          </table:table-cell>
          <table:table-cell/>
          <table:table-cell table:style-name="ce8" office:value-type="string">
            <text:p>2029-12-0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29-12-0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0-05-1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0-05-30</text:p>
          </table:table-cell>
          <table:table-cell/>
          <table:table-cell table:style-name="ce8" office:value-type="string">
            <text:p>2030-05-3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0-06-0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0-10-3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30-10-3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30-11-1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0-11-23</text:p>
          </table:table-cell>
          <table:table-cell/>
          <table:table-cell table:style-name="ce8" office:value-type="string">
            <text:p>2030-11-2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0-11-2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1-04-1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1-05-19</text:p>
          </table:table-cell>
          <table:table-cell/>
          <table:table-cell table:style-name="ce8" office:value-type="string">
            <text:p>2031-05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1-05-2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1-10-2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31-11-12</text:p>
          </table:table-cell>
          <table:table-cell/>
          <table:table-cell table:style-name="ce8" office:value-type="string">
            <text:p>2031-11-1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1-11-13</text:p>
          </table:table-cell>
          <table:table-cell/>
          <table:table-cell table:style-name="ce8" office:value-type="string">
            <text:p>2031-11-1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1-11-1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2-03-2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32-04-01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32-05-09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2-10-08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32-11-0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3-03-1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3-03-28</text:p>
          </table:table-cell>
          <table:table-cell/>
          <table:table-cell table:style-name="ce8" office:value-type="string">
            <text:p>2033-03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3-03-3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3-09-21</text:p>
          </table:table-cell>
          <table:table-cell/>
          <table:table-cell table:style-name="ce8" office:value-type="string">
            <text:p>2033-09-21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33-09-22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33-09-23</text:p>
          </table:table-cell>
          <table:table-cell table:number-columns-repeated="2"/>
          <table:table-cell table:style-name="ce8" office:value-type="string">
            <text:p>2033-09-2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34-03-0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4-03-18</text:p>
          </table:table-cell>
          <table:table-cell/>
          <table:table-cell table:style-name="ce8" office:value-type="string">
            <text:p>2034-03-1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4-03-2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4-08-2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4-09-10</text:p>
          </table:table-cell>
          <table:table-cell/>
          <table:table-cell table:style-name="ce8" office:value-type="string">
            <text:p>2034-09-1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4-09-1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5-02-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5-03-07</text:p>
          </table:table-cell>
          <table:table-cell/>
          <table:table-cell table:style-name="ce8" office:value-type="string">
            <text:p>2035-03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5-03-09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5-07-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5-08-30</text:p>
          </table:table-cell>
          <table:table-cell/>
          <table:table-cell table:style-name="ce8" office:value-type="string">
            <text:p>2035-08-3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5-08-31</text:p>
          </table:table-cell>
          <table:table-cell/>
          <table:table-cell table:style-name="ce8" office:value-type="string">
            <text:p>2035-08-3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5-09-0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6-01-2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36-02-0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36-02-2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6-07-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6-07-21</text:p>
          </table:table-cell>
          <table:table-cell/>
          <table:table-cell table:style-name="ce8" office:value-type="string">
            <text:p>2036-07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6-07-2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36-08-2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7-01-14</text:p>
          </table:table-cell>
          <table:table-cell/>
          <table:table-cell table:style-name="ce8" office:value-type="string">
            <text:p>2037-01-1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7-01-1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7-07-0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7-07-10</text:p>
          </table:table-cell>
          <table:table-cell/>
          <table:table-cell table:style-name="ce8" office:value-type="string">
            <text:p>2037-07-1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7-07-1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7-12-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8-01-03</text:p>
          </table:table-cell>
          <table:table-cell/>
          <table:table-cell table:style-name="ce8" office:value-type="string">
            <text:p>2038-01-0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8-01-0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8-06-30</text:p>
          </table:table-cell>
          <table:table-cell/>
          <table:table-cell table:style-name="ce8" office:value-type="string">
            <text:p>2038-06-3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8-07-0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38-11-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38-11-3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38-12-23</text:p>
          </table:table-cell>
          <table:table-cell/>
          <table:table-cell table:style-name="ce8" office:value-type="string">
            <text:p>2038-12-2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38-12-2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9-04-1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39-05-1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39-06-2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39-10-0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39-12-1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0-04-0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0-04-3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0-05-08</text:p>
          </table:table-cell>
          <table:table-cell/>
          <table:table-cell table:style-name="ce8" office:value-type="string">
            <text:p>2040-05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0-05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0-09-2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40-09-2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0-10-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0-11-02</text:p>
          </table:table-cell>
          <table:table-cell/>
          <table:table-cell table:style-name="ce8" office:value-type="string">
            <text:p>2040-11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0-11-0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1-03-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1-04-27</text:p>
          </table:table-cell>
          <table:table-cell/>
          <table:table-cell table:style-name="ce8" office:value-type="string">
            <text:p>2041-04-2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1-04-28</text:p>
          </table:table-cell>
          <table:table-cell/>
          <table:table-cell table:style-name="ce8" office:value-type="string">
            <text:p>2041-04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1-04-3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1-09-14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1-10-0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1-10-22</text:p>
          </table:table-cell>
          <table:table-cell/>
          <table:table-cell table:style-name="ce8" office:value-type="string">
            <text:p>2041-10-2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1-10-25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42-03-1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2-04-17</text:p>
          </table:table-cell>
          <table:table-cell/>
          <table:table-cell table:style-name="ce8" office:value-type="string">
            <text:p>2042-04-1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2-04-2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2-10-11</text:p>
          </table:table-cell>
          <table:table-cell/>
          <table:table-cell table:style-name="ce8" office:value-type="string">
            <text:p>2042-10-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2-10-1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3-01-2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43-04-09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3-07-21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43-07-2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3-08-19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43-10-03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4-01-1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4-01-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4-02-26</text:p>
          </table:table-cell>
          <table:table-cell/>
          <table:table-cell table:style-name="ce8" office:value-type="string">
            <text:p>2044-02-2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4-02-28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4-08-20</text:p>
          </table:table-cell>
          <table:table-cell/>
          <table:table-cell table:style-name="ce8" office:value-type="string">
            <text:p>2044-08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4-08-2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45-01-2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5-02-14</text:p>
          </table:table-cell>
          <table:table-cell/>
          <table:table-cell table:style-name="ce8" office:value-type="string">
            <text:p>2045-02-1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5-02-1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5-06-0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5-07-0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5-08-09</text:p>
          </table:table-cell>
          <table:table-cell/>
          <table:table-cell table:style-name="ce8" office:value-type="string">
            <text:p>2045-08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5-08-1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5-11-3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5-12-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6-02-03</text:p>
          </table:table-cell>
          <table:table-cell/>
          <table:table-cell table:style-name="ce8" office:value-type="string">
            <text:p>2046-02-0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6-02-0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6-07-30</text:p>
          </table:table-cell>
          <table:table-cell/>
          <table:table-cell table:style-name="ce8" office:value-type="string">
            <text:p>2046-07-3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6-08-0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46-12-1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47-01-2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7-04-22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47-04-2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7-05-3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7-06-20</text:p>
          </table:table-cell>
          <table:table-cell/>
          <table:table-cell table:style-name="ce8" office:value-type="string">
            <text:p>2047-06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7-06-2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47-07-2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7-10-2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47-11-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7-12-13</text:p>
          </table:table-cell>
          <table:table-cell/>
          <table:table-cell table:style-name="ce8" office:value-type="string">
            <text:p>2047-12-1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7-12-14</text:p>
          </table:table-cell>
          <table:table-cell/>
          <table:table-cell table:style-name="ce8" office:value-type="string">
            <text:p>2047-12-1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7-12-1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48-04-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8-06-08</text:p>
          </table:table-cell>
          <table:table-cell/>
          <table:table-cell table:style-name="ce8" office:value-type="string">
            <text:p>2048-06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8-06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8-09-1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8-12-02</text:p>
          </table:table-cell>
          <table:table-cell/>
          <table:table-cell table:style-name="ce8" office:value-type="string">
            <text:p>2048-12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8-12-0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49-03-1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49-03-1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9-05-28</text:p>
          </table:table-cell>
          <table:table-cell/>
          <table:table-cell table:style-name="ce8" office:value-type="string">
            <text:p>2049-05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9-05-3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49-10-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49-11-21</text:p>
          </table:table-cell>
          <table:table-cell/>
          <table:table-cell table:style-name="ce8" office:value-type="string">
            <text:p>2049-11-2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49-11-22</text:p>
          </table:table-cell>
          <table:table-cell/>
          <table:table-cell table:style-name="ce8" office:value-type="string">
            <text:p>2049-11-2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49-11-2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0-02-1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0-03-25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50-05-2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0-08-1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0-09-0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50-11-14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1-04-07</text:p>
          </table:table-cell>
          <table:table-cell/>
          <table:table-cell table:style-name="ce8" office:value-type="string">
            <text:p>2051-04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1-04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1-07-1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1-10-01</text:p>
          </table:table-cell>
          <table:table-cell/>
          <table:table-cell table:style-name="ce8" office:value-type="string">
            <text:p>2051-10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1-10-0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2-01-1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2-02-2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2-03-27</text:p>
          </table:table-cell>
          <table:table-cell/>
          <table:table-cell table:style-name="ce8" office:value-type="string">
            <text:p>2052-03-2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2-03-30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2-08-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2-09-19</text:p>
          </table:table-cell>
          <table:table-cell/>
          <table:table-cell table:style-name="ce8" office:value-type="string">
            <text:p>2052-09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2-09-2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2-12-1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3-01-2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3-03-16</text:p>
          </table:table-cell>
          <table:table-cell/>
          <table:table-cell table:style-name="ce8" office:value-type="string">
            <text:p>2053-03-1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3-03-20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3-07-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3-09-08</text:p>
          </table:table-cell>
          <table:table-cell/>
          <table:table-cell table:style-name="ce8" office:value-type="string">
            <text:p>2053-09-0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53-09-09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53-09-1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3-11-1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3-12-25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54-03-09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4-05-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4-07-31</text:p>
          </table:table-cell>
          <table:table-cell/>
          <table:table-cell table:style-name="ce8" office:value-type="string">
            <text:p>2054-07-3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4-08-0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54-09-0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5-01-24</text:p>
          </table:table-cell>
          <table:table-cell/>
          <table:table-cell table:style-name="ce8" office:value-type="string">
            <text:p>2055-01-2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5-01-27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5-04-2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5-07-20</text:p>
          </table:table-cell>
          <table:table-cell/>
          <table:table-cell table:style-name="ce8" office:value-type="string">
            <text:p>2055-07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5-07-2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5-12-0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6-01-13</text:p>
          </table:table-cell>
          <table:table-cell/>
          <table:table-cell table:style-name="ce8" office:value-type="string">
            <text:p>2056-01-1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6-01-1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6-03-2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6-05-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6-07-09</text:p>
          </table:table-cell>
          <table:table-cell/>
          <table:table-cell table:style-name="ce8" office:value-type="string">
            <text:p>2056-07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6-07-1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6-11-0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7-01-01</text:p>
          </table:table-cell>
          <table:table-cell/>
          <table:table-cell table:style-name="ce8" office:value-type="string">
            <text:p>2057-01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7-01-0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7-03-04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7-04-24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57-07-0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7-10-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7-11-22</text:p>
          </table:table-cell>
          <table:table-cell/>
          <table:table-cell table:style-name="ce8" office:value-type="string">
            <text:p>2057-11-2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7-12-2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8-02-09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8-03-28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58-03-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8-05-18</text:p>
          </table:table-cell>
          <table:table-cell/>
          <table:table-cell table:style-name="ce8" office:value-type="string">
            <text:p>2058-05-1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8-05-2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58-06-2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58-09-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8-11-12</text:p>
          </table:table-cell>
          <table:table-cell/>
          <table:table-cell table:style-name="ce8" office:value-type="string">
            <text:p>2058-11-1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8-11-1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9-01-1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59-03-0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9-05-07</text:p>
          </table:table-cell>
          <table:table-cell/>
          <table:table-cell table:style-name="ce8" office:value-type="string">
            <text:p>2059-05-0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59-05-08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59-05-1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59-11-01</text:p>
          </table:table-cell>
          <table:table-cell/>
          <table:table-cell table:style-name="ce8" office:value-type="string">
            <text:p>2059-11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59-11-0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59-12-2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60-02-0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60-03-3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0-04-26</text:p>
          </table:table-cell>
          <table:table-cell/>
          <table:table-cell table:style-name="ce8" office:value-type="string">
            <text:p>2060-04-2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0-10-20</text:p>
          </table:table-cell>
          <table:table-cell/>
          <table:table-cell table:style-name="ce8" office:value-type="string">
            <text:p>2060-10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0-10-2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0-12-0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1-03-17</text:p>
          </table:table-cell>
          <table:table-cell/>
          <table:table-cell table:style-name="ce8" office:value-type="string">
            <text:p>2061-03-1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1-04-2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 office:value-type="string">
            <text:p>2061-09-09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61-10-13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1-11-2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>
            <text:p>2062-03-06</text:p>
          </table:table-cell>
          <table:table-cell/>
          <table:table-cell table:style-name="ce8" office:value-type="string">
            <text:p>2062-03-0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2-03-07</text:p>
          </table:table-cell>
          <table:table-cell/>
          <table:table-cell table:style-name="ce8" office:value-type="string">
            <text:p>2062-03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2-03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2-04-2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2-08-30</text:p>
          </table:table-cell>
          <table:table-cell/>
          <table:table-cell table:style-name="ce8" office:value-type="string">
            <text:p>2062-08-3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2-09-0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3-02-24</text:p>
          </table:table-cell>
          <table:table-cell/>
          <table:table-cell table:style-name="ce8" office:value-type="string">
            <text:p>2063-02-2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3-02-28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3-04-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3-08-19</text:p>
          </table:table-cell>
          <table:table-cell/>
          <table:table-cell table:style-name="ce8" office:value-type="string">
            <text:p>2063-08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3-08-24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4-02-13</text:p>
          </table:table-cell>
          <table:table-cell/>
          <table:table-cell table:style-name="ce8" office:value-type="string">
            <text:p>2064-02-1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4-02-17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4-03-2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64-03-2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4-08-08</text:p>
          </table:table-cell>
          <table:table-cell/>
          <table:table-cell table:style-name="ce8" office:value-type="string">
            <text:p>2064-08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4-08-1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5-01-02</text:p>
          </table:table-cell>
          <table:table-cell/>
          <table:table-cell table:style-name="ce8" office:value-type="string">
            <text:p>2065-01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5-02-0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5-06-29</text:p>
          </table:table-cell>
          <table:table-cell/>
          <table:table-cell table:style-name="ce8" office:value-type="string">
            <text:p>2065-06-2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5-07-0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65-08-0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5-08-1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5-12-22</text:p>
          </table:table-cell>
          <table:table-cell/>
          <table:table-cell table:style-name="ce8" office:value-type="string">
            <text:p>2065-12-2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65-12-23</text:p>
          </table:table-cell>
          <table:table-cell table:number-columns-repeated="2"/>
          <table:table-cell table:style-name="ce8" office:value-type="string">
            <text:p>2065-12-2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5-12-27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6-06-18</text:p>
          </table:table-cell>
          <table:table-cell/>
          <table:table-cell table:style-name="ce8" office:value-type="string">
            <text:p>2066-06-1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6-06-2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6-12-12</text:p>
          </table:table-cell>
          <table:table-cell/>
          <table:table-cell table:style-name="ce8" office:value-type="string">
            <text:p>2066-12-1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6-12-17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7-01-1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67-03-0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7-06-07</text:p>
          </table:table-cell>
          <table:table-cell/>
          <table:table-cell table:style-name="ce8" office:value-type="string">
            <text:p>2067-06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7-06-11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8" office:value-type="string">
            <text:p>2067-12-01</text:p>
          </table:table-cell>
          <table:table-cell/>
          <table:table-cell table:style-name="ce8" office:value-type="string">
            <text:p>2067-12-0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7-12-02</text:p>
          </table:table-cell>
          <table:table-cell/>
          <table:table-cell table:style-name="ce8" office:value-type="string">
            <text:p>2067-12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7-12-0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68-02-1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8-04-27</text:p>
          </table:table-cell>
          <table:table-cell/>
          <table:table-cell table:style-name="ce8" office:value-type="string">
            <text:p>2068-04-2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8-05-3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8-06-0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68-08-0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8-10-21</text:p>
          </table:table-cell>
          <table:table-cell/>
          <table:table-cell table:style-name="ce8" office:value-type="string">
            <text:p>2068-10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8-11-2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69-01-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9-04-16</text:p>
          </table:table-cell>
          <table:table-cell/>
          <table:table-cell table:style-name="ce8" office:value-type="string">
            <text:p>2069-04-1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9-04-21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69-05-20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69-07-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69-10-10</text:p>
          </table:table-cell>
          <table:table-cell/>
          <table:table-cell table:style-name="ce8" office:value-type="string">
            <text:p>2069-10-1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69-10-15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69-11-0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69-11-0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70-01-1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70-01-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0-04-06</text:p>
          </table:table-cell>
          <table:table-cell/>
          <table:table-cell table:style-name="ce8" office:value-type="string">
            <text:p>2070-04-0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0-04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70-04-1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70-07-0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0-09-29</text:p>
          </table:table-cell>
          <table:table-cell/>
          <table:table-cell table:style-name="ce8" office:value-type="string">
            <text:p>2070-09-2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0-10-0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0-12-2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1-03-26</text:p>
          </table:table-cell>
          <table:table-cell/>
          <table:table-cell table:style-name="ce8" office:value-type="string">
            <text:p>2071-03-2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1-03-3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1-06-2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1-09-18</text:p>
          </table:table-cell>
          <table:table-cell/>
          <table:table-cell table:number-columns-repeated="2" table:style-name="ce8" office:value-type="string">
            <text:p>2071-09-1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8" office:value-type="string">
            <text:p>2071-09-19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71-09-2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1-12-1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71-12-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2-02-14</text:p>
          </table:table-cell>
          <table:table-cell/>
          <table:table-cell table:style-name="ce8" office:value-type="string">
            <text:p>2072-02-14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8" office:value-type="string">
            <text:p>2072-02-2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72-03-19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2-08-09</text:p>
          </table:table-cell>
          <table:table-cell/>
          <table:table-cell table:style-name="ce8" office:value-type="string">
            <text:p>2072-08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2-09-1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3-02-02</text:p>
          </table:table-cell>
          <table:table-cell/>
          <table:table-cell table:style-name="ce8" office:value-type="string">
            <text:p>2073-02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3-02-0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3-04-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3-07-29</text:p>
          </table:table-cell>
          <table:table-cell/>
          <table:table-cell table:style-name="ce8" office:value-type="string">
            <text:p>2073-07-2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3-08-03</text:p>
          </table:table-cell>
          <table:table-cell table:number-columns-repeated="4"/>
          <table:table-cell table:style-name="ce8" office:value-type="string">
            <text:p>2073-08-0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73-10-13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74-01-12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74-01-1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4-01-22</text:p>
          </table:table-cell>
          <table:table-cell/>
          <table:table-cell table:style-name="ce8" office:value-type="string">
            <text:p>2074-01-2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4-01-2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4-04-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74-07-18</text:p>
          </table:table-cell>
          <table:table-cell/>
          <table:table-cell table:style-name="ce8" office:value-type="string">
            <text:p>2074-07-1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4-07-19</text:p>
          </table:table-cell>
          <table:table-cell/>
          <table:table-cell table:style-name="ce8" office:value-type="string">
            <text:p>2074-07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4-07-2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4-09-3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74-10-0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5-01-11</text:p>
          </table:table-cell>
          <table:table-cell/>
          <table:table-cell table:style-name="ce8" office:value-type="string">
            <text:p>2075-01-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5-01-1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5-03-2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75-06-2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75-07-1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5-09-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5-12-02</text:p>
          </table:table-cell>
          <table:table-cell/>
          <table:table-cell table:style-name="ce8" office:value-type="string">
            <text:p>2075-12-0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75-12-03</text:p>
          </table:table-cell>
          <table:table-cell table:number-columns-repeated="1021"/>
        </table:table-row>
        <table:table-row table:style-name="ro2">
          <table:table-cell table:number-columns-repeated="6"/>
          <table:table-cell table:style-name="ce8" office:value-type="string">
            <text:p>2075-12-0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75-12-0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76-01-0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76-05-1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6-05-27</text:p>
          </table:table-cell>
          <table:table-cell/>
          <table:table-cell table:style-name="ce8" office:value-type="string">
            <text:p>2076-05-2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6-06-01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76-07-0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6-11-21</text:p>
          </table:table-cell>
          <table:table-cell/>
          <table:table-cell table:style-name="ce8" office:value-type="string">
            <text:p>2076-11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6-11-2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7-01-2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7-05-16</text:p>
          </table:table-cell>
          <table:table-cell/>
          <table:table-cell table:style-name="ce8" office:value-type="string">
            <text:p>2077-05-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77-05-17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77-05-2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7-07-2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7-11-10</text:p>
          </table:table-cell>
          <table:table-cell/>
          <table:table-cell table:style-name="ce8" office:value-type="string">
            <text:p>2077-11-1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7-11-15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8-01-18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78-01-19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78-04-14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8-05-06</text:p>
          </table:table-cell>
          <table:table-cell/>
          <table:table-cell table:style-name="ce8" office:value-type="string">
            <text:p>2078-05-0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8-05-1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8-07-1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78-09-2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8-10-30</text:p>
          </table:table-cell>
          <table:table-cell/>
          <table:table-cell table:style-name="ce8" office:value-type="string">
            <text:p>2078-10-3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8-11-0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79-03-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9-03-27</text:p>
          </table:table-cell>
          <table:table-cell/>
          <table:table-cell table:style-name="ce8" office:value-type="string">
            <text:p>2079-03-2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9-05-0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79-08-2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79-09-19</text:p>
          </table:table-cell>
          <table:table-cell/>
          <table:table-cell table:style-name="ce8" office:value-type="string">
            <text:p>2079-09-1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79-10-2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79-11-2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80-03-15</text:p>
          </table:table-cell>
          <table:table-cell/>
          <table:table-cell table:style-name="ce8" office:value-type="string">
            <text:p>2080-03-1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0-03-16</text:p>
          </table:table-cell>
          <table:table-cell/>
          <table:table-cell table:style-name="ce8" office:value-type="string">
            <text:p>2080-03-1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0-03-2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0-05-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80-05-2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0-09-08</text:p>
          </table:table-cell>
          <table:table-cell/>
          <table:table-cell table:style-name="ce8" office:value-type="string">
            <text:p>2080-09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0-09-1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0-11-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1-03-05</text:p>
          </table:table-cell>
          <table:table-cell/>
          <table:table-cell table:style-name="ce8" office:value-type="string">
            <text:p>2081-03-0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1-03-1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1-08-28</text:p>
          </table:table-cell>
          <table:table-cell/>
          <table:table-cell table:style-name="ce8" office:value-type="string">
            <text:p>2081-08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1-09-03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82-01-1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82-01-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82-02-2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2-04-0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82-06-2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82-08-2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2-10-03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82-12-1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3-01-12</text:p>
          </table:table-cell>
          <table:table-cell/>
          <table:table-cell table:style-name="ce8" office:value-type="string">
            <text:p>2083-01-1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3-02-1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83-05-2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3-07-09</text:p>
          </table:table-cell>
          <table:table-cell/>
          <table:table-cell table:style-name="ce8" office:value-type="string">
            <text:p>2083-07-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3-07-15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83-08-13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83-11-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>
            <text:p>2084-01-01</text:p>
          </table:table-cell>
          <table:table-cell/>
          <table:table-cell table:style-name="ce8" office:value-type="string">
            <text:p>2084-01-0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84-01-02</text:p>
          </table:table-cell>
          <table:table-cell table:number-columns-repeated="2"/>
          <table:table-cell table:style-name="ce8" office:value-type="string">
            <text:p>2084-01-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4-01-0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4-02-20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84-04-2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4-06-27</text:p>
          </table:table-cell>
          <table:table-cell/>
          <table:table-cell table:style-name="ce8" office:value-type="string">
            <text:p>2084-06-2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4-07-0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4-08-1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4-12-21</text:p>
          </table:table-cell>
          <table:table-cell/>
          <table:table-cell table:style-name="ce8" office:value-type="string">
            <text:p>2084-12-2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4-12-27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85-03-3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5-06-16</text:p>
          </table:table-cell>
          <table:table-cell/>
          <table:table-cell table:style-name="ce8" office:value-type="string">
            <text:p>2085-06-1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5-06-2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85-12-1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6-01-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86-05-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6-05-07</text:p>
          </table:table-cell>
          <table:table-cell/>
          <table:table-cell table:style-name="ce8" office:value-type="string">
            <text:p>2086-05-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6-06-1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6-07-0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6-10-31</text:p>
          </table:table-cell>
          <table:table-cell/>
          <table:table-cell table:style-name="ce8" office:value-type="string">
            <text:p>2086-10-3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6-12-06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7-04-26</text:p>
          </table:table-cell>
          <table:table-cell/>
          <table:table-cell table:style-name="ce8" office:value-type="string">
            <text:p>2087-04-2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7-05-02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87-06-0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7-10-20</text:p>
          </table:table-cell>
          <table:table-cell/>
          <table:table-cell table:style-name="ce8" office:value-type="string">
            <text:p>2087-10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7-10-26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7-11-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8-04-15</text:p>
          </table:table-cell>
          <table:table-cell/>
          <table:table-cell table:style-name="ce8" office:value-type="string">
            <text:p>2088-04-1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8-04-21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8-05-2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88-10-08</text:p>
          </table:table-cell>
          <table:table-cell/>
          <table:table-cell table:style-name="ce8" office:value-type="string">
            <text:p>2088-10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88-10-14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89-04-10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9-04-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89-09-27</text:p>
          </table:table-cell>
          <table:table-cell/>
          <table:table-cell table:style-name="ce8" office:value-type="string">
            <text:p>2089-09-2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89-09-28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89-10-0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89-10-2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0-02-23</text:p>
          </table:table-cell>
          <table:table-cell/>
          <table:table-cell table:style-name="ce8" office:value-type="string">
            <text:p>2090-02-23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0-03-31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8" office:value-type="string">
            <text:p>2090-08-18</text:p>
          </table:table-cell>
          <table:table-cell/>
          <table:table-cell table:style-name="ce8" office:value-type="string">
            <text:p>2090-08-1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0-08-19</text:p>
          </table:table-cell>
          <table:table-cell/>
          <table:table-cell table:style-name="ce8" office:value-type="string">
            <text:p>2090-08-19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90-09-1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90-09-2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1-02-12</text:p>
          </table:table-cell>
          <table:table-cell/>
          <table:table-cell table:style-name="ce8" office:value-type="string">
            <text:p>2091-02-1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1-02-18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1-03-19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91-04-2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1-08-08</text:p>
          </table:table-cell>
          <table:table-cell/>
          <table:table-cell table:style-name="ce8" office:value-type="string">
            <text:p>2091-08-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1-08-1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2-02-01</text:p>
          </table:table-cell>
          <table:table-cell/>
          <table:table-cell table:style-name="ce8" office:value-type="string">
            <text:p>2092-02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2-02-0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2-02-12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92-04-0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>
            <text:p>2092-07-27</text:p>
          </table:table-cell>
          <table:table-cell/>
          <table:table-cell table:style-name="ce8" office:value-type="string">
            <text:p>2092-07-2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92-07-28</text:p>
          </table:table-cell>
          <table:table-cell table:number-columns-repeated="2"/>
          <table:table-cell table:style-name="ce8" office:value-type="string">
            <text:p>2092-07-2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2-08-03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2-08-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92-08-15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8" office:value-type="string">
            <text:p>2092-09-2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93-01-27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3-03-1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93-03-1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093-07-23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3-09-0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3-12-11</text:p>
          </table:table-cell>
          <table:table-cell/>
          <table:table-cell table:style-name="ce8" office:value-type="string">
            <text:p>2093-12-1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93-12-12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8" office:value-type="string">
            <text:p>2094-01-1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94-01-16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4-02-27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4-06-06</text:p>
          </table:table-cell>
          <table:table-cell/>
          <table:table-cell table:style-name="ce8" office:value-type="string">
            <text:p>2094-06-0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4-06-13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94-07-12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4-08-2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4-12-01</text:p>
          </table:table-cell>
          <table:table-cell/>
          <table:table-cell table:style-name="ce8" office:value-type="string">
            <text:p>2094-12-0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4-12-0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4-12-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5-05-26</text:p>
          </table:table-cell>
          <table:table-cell/>
          <table:table-cell table:style-name="ce8" office:value-type="string">
            <text:p>2095-05-2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95-05-27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95-06-0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5-06-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5-11-20</text:p>
          </table:table-cell>
          <table:table-cell/>
          <table:table-cell table:style-name="ce8" office:value-type="string">
            <text:p>2095-11-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5-11-27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6-05-1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6-05-15</text:p>
          </table:table-cell>
          <table:table-cell/>
          <table:table-cell table:style-name="ce8" office:value-type="string">
            <text:p>2096-05-1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6-05-22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096-11-1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96-11-1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7-04-05</text:p>
          </table:table-cell>
          <table:table-cell/>
          <table:table-cell table:style-name="ce8" office:value-type="string">
            <text:p>2097-04-0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7-05-1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7-05-2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7-09-28</text:p>
          </table:table-cell>
          <table:table-cell/>
          <table:table-cell table:style-name="ce8" office:value-type="string">
            <text:p>2097-09-28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97-09-29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8" office:value-type="string">
            <text:p>2097-10-14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97-11-0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7-11-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>
            <text:p>2098-03-25</text:p>
          </table:table-cell>
          <table:table-cell/>
          <table:table-cell table:style-name="ce8" office:value-type="string">
            <text:p>2098-03-2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8-03-26</text:p>
          </table:table-cell>
          <table:table-cell/>
          <table:table-cell table:style-name="ce8" office:value-type="string">
            <text:p>2098-03-2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8-04-01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8-05-1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2098-05-1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 office:value-type="string">
            <text:p>2098-09-1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string">
            <text:p>2098-09-17</text:p>
          </table:table-cell>
          <table:table-cell/>
          <table:table-cell table:style-name="ce8" office:value-type="string">
            <text:p>2098-09-1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8-09-18</text:p>
          </table:table-cell>
          <table:table-cell/>
          <table:table-cell table:style-name="ce8" office:value-type="string">
            <text:p>2098-09-1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2098-09-25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2098-10-24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098-11-0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8" office:value-type="string">
            <text:p>2099-03-14</text:p>
          </table:table-cell>
          <table:table-cell/>
          <table:table-cell table:style-name="ce8" office:value-type="string">
            <text:p>2099-03-1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9-03-15</text:p>
          </table:table-cell>
          <table:table-cell/>
          <table:table-cell table:style-name="ce8" office:value-type="string">
            <text:p>2099-03-1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string">
            <text:p>2099-03-1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 office:value-type="string">
            <text:p>2099-03-2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099-03-2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number-columns-repeated="2" table:style-name="ce8" office:value-type="string">
            <text:p>2099-09-07</text:p>
          </table:table-cell>
          <table:table-cell/>
          <table:table-cell table:style-name="ce8" office:value-type="string">
            <text:p>2099-09-0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2099-09-08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2099-09-14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8" office:value-type="string">
            <text:p>2100-02-19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2100-03-10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2100-08-2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2100-09-04</text:p>
          </table:table-cell>
          <table:table-cell table:number-columns-repeated="1022"/>
        </table:table-row>
        <table:table-row table:style-name="ro2" table:number-rows-repeated="10479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adornments="Regular" style:font-pitch="fixed"/>
    <style:font-face style:name="TeXGyreHeros" svg:font-family="TeXGyreHeros" style:font-pitch="variable"/>
    <style:font-face style:name="TeXGyreHerosCondensed" svg:font-family="TeXGyreHerosCondense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-bottom="0.26pt solid #000000" fo:border-left="none" fo:padding-bottom="0cm" fo:padding-left="0cm" fo:padding-right="0cm" fo:padding-top="0.049cm" fo:border-right="none" fo:border-top="none"/>
      <style:text-properties style:font-name="Courier 10 Pitch" fo:font-size="7pt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7:5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7:50:37</dc:date>
    <meta:generator>LibreOffice/3.4$Unix LibreOffice_project/340m1$Build-502</meta:generator>
    <meta:editing-duration>PT47M57S</meta:editing-duration>
    <meta:editing-cycles>4</meta:editing-cycles>
    <meta:document-statistic meta:table-count="1" meta:cell-count="1063" meta:object-count="0"/>
  </office:meta>
</office:document-meta>
</file>